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3.0165in"/>
    </style:style>
    <style:style style:name="co3" style:family="table-column">
      <style:table-column-properties fo:break-before="auto" style:column-width="2.0008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2.1055in"/>
    </style:style>
    <style:style style:name="co6" style:family="table-column">
      <style:table-column-properties fo:break-before="auto" style:column-width="2.328in"/>
    </style:style>
    <style:style style:name="co7" style:family="table-column">
      <style:table-column-properties fo:break-before="auto" style:column-width="1.8374in"/>
    </style:style>
    <style:style style:name="co8" style:family="table-column">
      <style:table-column-properties fo:break-before="auto" style:column-width="1.5126in"/>
    </style:style>
    <style:style style:name="co9" style:family="table-column">
      <style:table-column-properties fo:break-before="auto" style:column-width="2.69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#eeeeee"/>
    </style:style>
    <style:style style:name="ce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ontology_label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query</text:p>
          </table:table-cell>
          <table:table-cell table:style-name="ce1" office:value-type="string" calcext:value-type="string">
            <text:p>category_manual</text:p>
          </table:table-cell>
          <table:table-cell table:style-name="pd1" office:value-type="string" calcext:value-type="string">
            <text:p>category</text:p>
          </table:table-cell>
          <table:table-cell table:style-name="pd1" table:number-columns-repeated="4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bone fracture related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ne fracture related measuremen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duoden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uodenu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genito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ourina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hematopoietic and lymphoid system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system neoplasm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main ciliary gangl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in ciliary gangl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;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;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malignant pleural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pleural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XIII_MUSCULOSKELET</text:p>
          </table:table-cell>
          <table:table-cell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ovaria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parental longev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ental longevity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peptic ul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eptic ulc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69</text:p>
          </table:table-cell>
          <table:table-cell table:number-columns-repeated="2" office:value-type="string" calcext:value-type="string">
            <text:p>sep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sigmoid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igmoid neoplasm</text:p>
          </table:table-cell>
          <table:table-cell office:value-type="string" calcext:value-type="string">
            <text:p>Cancer;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spondyl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pondylos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sublingual gland neoplas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ublingual gland neoplasm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synov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ynov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synovium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ynovium neoplas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varicose ul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ulc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/>
          <table:table-cell office:value-type="string" calcext:value-type="string">
            <text:p>efo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/>
          <table:table-cell office:value-type="string" calcext:value-type="string">
            <text:p>efo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/>
          <table:table-cell office:value-type="string" calcext:value-type="string">
            <text:p>efo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Other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overweight body mass index sta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erweight body mass index status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waist-hip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waist-hip ratio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cutaneous mela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utaneous mela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endometrial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ndometrial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alignant laryngeal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alignant laryngeal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table:number-columns-repeated="2" office:value-type="string" calcext:value-type="string">
            <text:p>Cancer;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Cancer;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Cancer;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therosclerosis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2"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2"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2"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2"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2"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2"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2"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2"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2"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2"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STR</text:p>
          </table:table-cell>
          <table:table-cell office:value-type="string" calcext:value-type="string">
            <text:p>Stroke, ex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2"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2"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diverti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diverti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diverti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2"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table:number-columns-repeated="2" office:value-type="string" calcext:value-type="string">
            <text:p>Digestive system disorder;Immun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table:number-columns-repeated="2"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table:number-columns-repeated="2"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2"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2"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2"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2"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2"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2"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2"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2"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2"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atopic 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opic eczem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atopic 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opic eczem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table:number-columns-repeated="2" office:value-type="string" calcext:value-type="string">
            <text:p>Immune system disorder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table:number-columns-repeated="2" office:value-type="string" calcext:value-type="string">
            <text:p>Immune system disorder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table:number-columns-repeated="2" office:value-type="string" calcext:value-type="string">
            <text:p>Immune system disorder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table:number-columns-repeated="2" office:value-type="string" calcext:value-type="string">
            <text:p>Immune system disorder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18</text:p>
          </table:table-cell>
          <table:table-cell table:number-columns-repeated="2"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table:number-columns-repeated="2" office:value-type="string" calcext:value-type="string">
            <text:p>Immune system disorder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table:number-columns-repeated="2" office:value-type="string" calcext:value-type="string">
            <text:p>Metabolic disorder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1</text:p>
          </table:table-cell>
          <table:table-cell table:number-columns-repeated="2"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2</text:p>
          </table:table-cell>
          <table:table-cell table:number-columns-repeated="2" office:value-type="string" calcext:value-type="string">
            <text:p>schizophre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nephro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nephro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8988</text:p>
          </table:table-cell>
          <table:table-cell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cystitis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4"/>
        </table:table-row>
        <table:table-row table:style-name="ro1" table:number-rows-repeated="104815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G1048576">
          <table:sort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2-12-26T15:30:11.417193337</dc:date>
    <meta:editing-duration>PT2H49M33S</meta:editing-duration>
    <meta:editing-cycles>110</meta:editing-cycles>
    <meta:generator>LibreOffice/7.3.7.2$Linux_X86_64 LibreOffice_project/30$Build-2</meta:generator>
    <meta:document-statistic meta:table-count="1" meta:cell-count="2921" meta:object-count="0"/>
  </office:meta>
</office:document-meta>
</file>